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39in"/>
    </style:style>
    <style:style style:name="co2" style:family="table-column">
      <style:table-column-properties fo:break-before="auto" style:column-width="3.8846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3965in"/>
    </style:style>
    <style:style style:name="co5" style:family="table-column">
      <style:table-column-properties fo:break-before="auto" style:column-width="3.069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3-RRR CPM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COTS Cartesian</text:p>
          </table:table-cell>
          <table:covered-table-cell table:style-name="ce1"/>
          <table:table-cell table:style-name="ce1" table:number-columns-repeated="101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specs</text:p>
          </table:table-cell>
          <table:table-cell table:style-name="ce1"/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resolution (um)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2"/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cklash (um)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nge (mm)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2"/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verall size (mm)</text:p>
          </table:table-cell>
          <table:table-cell office:value-type="float" office:value="750" calcext:value-type="float">
            <text:p>750</text:p>
          </table:table-cell>
          <table:table-cell table:style-name="Default" table:number-columns-repeated="2"/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iffness (N/um)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2"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st</text:p>
          </table:table-cell>
          <table:table-cell table:style-name="ce2" table:formula="of:=SUM([.C12:.C33])" office:value-type="currency" office:currency="USD" office:value="1865.792" calcext:value-type="currency">
            <text:p>$1,865.79</text:p>
          </table:table-cell>
          <table:table-cell table:style-name="Default" table:number-columns-repeated="2"/>
          <table:table-cell table:style-name="ce2" table:formula="of:=SUM([.F12:.F17])" office:value-type="currency" office:currency="USD" office:value="3433.38" calcext:value-type="currency">
            <text:p>$3,433.38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9]-[.C33]" office:value-type="currency" office:currency="USD" office:value="892.972" calcext:value-type="currency">
            <text:p>$892.97</text:p>
          </table:table-cell>
          <table:table-cell table:style-name="Default" office:value-type="string" calcext:value-type="string">
            <text:p>(without optical table)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BOM</text:p>
          </table:table-cell>
          <table:table-cell table:style-name="ce1"/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luminum plate (½” x 12” x 24”)</text:p>
          </table:table-cell>
          <table:table-cell table:formula="of:=183.74/2" office:value-type="currency" office:currency="USD" office:value="91.87" calcext:value-type="currency">
            <text:p>$91.87</text:p>
          </table:table-cell>
          <table:table-cell/>
          <table:table-cell office:value-type="string" calcext:value-type="string">
            <text:p>25 mm motorized axes, qty 2 (Thorlabs PT1-Z8)</text:p>
          </table:table-cell>
          <table:table-cell table:formula="of:=891.66*2" office:value-type="float" office:value="1783.32" calcext:value-type="float">
            <text:p>1783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uminum plate (¼” x 12” x 12”)</text:p>
          </table:table-cell>
          <table:table-cell office:value-type="currency" office:currency="USD" office:value="33.12" calcext:value-type="currency">
            <text:p>$33.12</text:p>
          </table:table-cell>
          <table:table-cell/>
          <table:table-cell office:value-type="string" calcext:value-type="string">
            <text:p>motor cables, qty 2</text:p>
          </table:table-cell>
          <table:table-cell table:formula="of:=60.06*2" office:value-type="float" office:value="120.12" calcext:value-type="float">
            <text:p>120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uminum plate (¾” x 6” x 6”)</text:p>
          </table:table-cell>
          <table:table-cell office:value-type="currency" office:currency="USD" office:value="26.31" calcext:value-type="currency">
            <text:p>$26.31</text:p>
          </table:table-cell>
          <table:table-cell/>
          <table:table-cell office:value-type="string" calcext:value-type="string">
            <text:p>base plate</text:p>
          </table:table-cell>
          <table:table-cell office:value-type="float" office:value="25.1" calcext:value-type="float">
            <text:p>25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uminum plate (1/8” x 6” x 12”)</text:p>
          </table:table-cell>
          <table:table-cell office:value-type="currency" office:currency="USD" office:value="17.62" calcext:value-type="currency">
            <text:p>$17.62</text:p>
          </table:table-cell>
          <table:table-cell/>
          <table:table-cell office:value-type="string" calcext:value-type="string">
            <text:p>right angle bracket (for XY)</text:p>
          </table:table-cell>
          <table:table-cell office:value-type="float" office:value="79.3" calcext:value-type="float">
            <text:p>7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perelastic nitinol (10 mm x 25 mm x 150 mm * 5%)</text:p>
          </table:table-cell>
          <table:table-cell table:formula="of:=299*0.05" office:value-type="currency" office:currency="USD" office:value="14.95" calcext:value-type="currency">
            <text:p>$14.95</text:p>
          </table:table-cell>
          <table:table-cell/>
          <table:table-cell office:value-type="string" calcext:value-type="string">
            <text:p>motor controllers, qty 2 (Thorlabs KDC101)</text:p>
          </table:table-cell>
          <table:table-cell table:formula="of:=677.41*2" office:value-type="float" office:value="1354.82" calcext:value-type="float">
            <text:p>1354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per pins (25)</text:p>
          </table:table-cell>
          <table:table-cell table:formula="of:=6.51*2.5" office:value-type="currency" office:currency="USD" office:value="16.275" calcext:value-type="currency">
            <text:p>$16.28</text:p>
          </table:table-cell>
          <table:table-cell/>
          <table:table-cell office:value-type="string" calcext:value-type="string">
            <text:p>power supplies, qty 2</text:p>
          </table:table-cell>
          <table:table-cell table:formula="of:=35.36*2" office:value-type="float" office:value="70.72" calcext:value-type="float">
            <text:p>70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T2 belt</text:p>
          </table:table-cell>
          <table:table-cell office:value-type="currency" office:currency="USD" office:value="7.99" calcext:value-type="currency">
            <text:p>$7.9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eppers (3)</text:p>
          </table:table-cell>
          <table:table-cell table:formula="of:=8.69*3" office:value-type="currency" office:currency="USD" office:value="26.07" calcext:value-type="currency">
            <text:p>$26.0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othed pulleys (3)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DM parts (50 g)</text:p>
          </table:table-cell>
          <table:table-cell table:formula="of:=52*0.05" office:value-type="currency" office:currency="USD" office:value="2.6" calcext:value-type="currency">
            <text:p>$2.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henolic</text:p>
          </table:table-cell>
          <table:table-cell table:formula="of:=34.27*0.1" office:value-type="currency" office:currency="USD" office:value="3.427" calcext:value-type="currency">
            <text:p>$3.4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icroadjusters</text:p>
          </table:table-cell>
          <table:table-cell table:formula="of:=9.92*3" office:value-type="currency" office:currency="USD" office:value="29.76" calcext:value-type="currency">
            <text:p>$29.7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isc hardware</text:p>
          </table:table-cell>
          <table:table-cell office:value-type="currency" office:currency="USD" office:value="50" calcext:value-type="currency">
            <text:p>$5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wer supply</text:p>
          </table:table-cell>
          <table:table-cell office:value-type="currency" office:currency="USD" office:value="15" calcext:value-type="currency">
            <text:p>$15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Jake-boards</text:p>
          </table:table-cell>
          <table:table-cell table:formula="of:=60*3" office:value-type="currency" office:currency="USD" office:value="180" calcext:value-type="currency">
            <text:p>$18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ire</text:p>
          </table:table-cell>
          <table:table-cell office:value-type="currency" office:currency="USD" office:value="5" calcext:value-type="currency">
            <text:p>$5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pi 4</text:p>
          </table:table-cell>
          <table:table-cell office:value-type="currency" office:currency="USD" office:value="75" calcext:value-type="currency">
            <text:p>$75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Q pi cam + 50 mm lens</text:p>
          </table:table-cell>
          <table:table-cell table:formula="of:=49.99+44.99" office:value-type="currency" office:currency="USD" office:value="94.98" calcext:value-type="currency">
            <text:p>$94.9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8020 frame</text:p>
          </table:table-cell>
          <table:table-cell office:value-type="currency" office:currency="USD" office:value="100" calcext:value-type="currency">
            <text:p>$10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chining time (4 hrs, 10k hr amortization, $200k machines)</text:p>
          </table:table-cell>
          <table:table-cell table:formula="of:=4*(200/10)" office:value-type="currency" office:currency="USD" office:value="80" calcext:value-type="currency">
            <text:p>$8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arnet, wire</text:p>
          </table:table-cell>
          <table:table-cell office:value-type="currency" office:currency="USD" office:value="20" calcext:value-type="currency">
            <text:p>$2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ptical table (2x2 foot, 60 mm, Thorlabs)</text:p>
          </table:table-cell>
          <table:table-cell office:value-type="currency" office:currency="USD" office:value="972.82" calcext:value-type="currency">
            <text:p>$972.82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2T20:35:32.742682577</meta:creation-date>
    <dc:date>2021-04-22T21:12:14.836780116</dc:date>
    <meta:editing-duration>PT16M1S</meta:editing-duration>
    <meta:editing-cycles>3</meta:editing-cycles>
    <meta:generator>LibreOffice/6.4.6.2$Linux_X86_64 LibreOffice_project/40$Build-2</meta:generator>
    <meta:document-statistic meta:table-count="1" meta:cell-count="80" meta:object-count="0"/>
  </office:meta>
</office:document-meta>
</file>